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Lounaslippu</text:h>
      <text:h text:style-name="P3" text:outline-level="1">Aineopintojen harjoitustyö: Tietokantasovellus</text:h>
      <text:h text:style-name="P5" text:outline-level="1"><text:span text:style-name="T1">Sisällysluettelo</text:span></text:h>
      <text:p text:style-name="Text_20_body"><text:span text:style-name="T1"/></text:p>
      <text:p text:style-name="Text_20_body"><text:span text:style-name="T1"/></text:p>
      <text:h text:style-name="P5" text:outline-level="1"><text:span text:style-name="T1">1. Johdanto</text:span></text:h>
      <text:p text:style-name="Text_20_body">Ravintolassa saa opiskelijahintaista ruokaa etukäteen ostetuilla lounaslipuilla. Nykyään liput käydään erikseen ostamassa toimistosta tiettyinä kellonaikoina, maksukuittia vastaan. Projektin tarkoituksena on helpottaa lounaslippujen tilaamista.</text:p>
      <text:h text:style-name="Heading_20_3" text:outline-level="3">Sovellus sisältää seuraavia ominaisuuksia</text:h>
      <text:list xml:id="list1420352120860771005" text:style-name="L1">
        <text:list-item>
          <text:p text:style-name="P2">Käyttäjän rekisteröityminen </text:p>
          <text:list>
            <text:list-item>
              <text:p text:style-name="P2"><text:span text:style-name="Emphasis">Vain rekisteröitynyt käyttäjä voi tilata lippuja</text:span> </text:p>
            </text:list-item>
          </text:list>
        </text:list-item>
        <text:list-item>
          <text:p text:style-name="P2">Käyttäjien muokkaus ja poistaminen </text:p>
          <text:list>
            <text:list-item>
              <text:p text:style-name="P2"><text:span text:style-name="Emphasis">Käyttäjien roolitus</text:span> </text:p>
              <text:list>
                <text:list-item>
                  <text:p text:style-name="P2">Normaali käyttäjä </text:p>
                </text:list-item>
                <text:list-item>
                  <text:p text:style-name="P2">Ylläpitäjä </text:p>
                </text:list-item>
              </text:list>
            </text:list-item>
          </text:list>
        </text:list-item>
        <text:list-item>
          <text:p text:style-name="P2">Lippujen ja laskujen generointi </text:p>
          <text:list>
            <text:list-item>
              <text:p text:style-name="P2"><text:span text:style-name="Emphasis">Lippujen numeroilla seurataan lippujen käyttöä</text:span> </text:p>
            </text:list-item>
            <text:list-item>
              <text:p text:style-name="P2"><text:span text:style-name="Emphasis">Käyttäjällä oikeus ostaa vain tietyn verran lippuja</text:span> </text:p>
            </text:list-item>
            <text:list-item>
              <text:p text:style-name="P2"><text:span text:style-name="Emphasis">Laskun generointi ostettujen lippujen perusteella</text:span> </text:p>
              <text:list>
                <text:list-item>
                  <text:p text:style-name="P2">Lasku tunnistetaan viitenumerolla </text:p>
                </text:list-item>
              </text:list>
            </text:list-item>
          </text:list>
        </text:list-item>
        <text:list-item>
          <text:p text:style-name="P2">Maksujen tuonti pankkipalvelusta CSV:nä </text:p>
          <text:list>
            <text:list-item>
              <text:p text:style-name="P2"><text:span text:style-name="Emphasis">Kun liput maksettu, ne voi tulostaa järjestelmästä</text:span> </text:p>
            </text:list-item>
          </text:list>
        </text:list-item>
        <text:list-item>
          <text:p text:style-name="P2">Käytettyjen lippujen kirjaaminen järjestelmään </text:p>
        </text:list-item>
        <text:list-item>
          <text:p text:style-name="P1">Loki palvelussa tehdyistä operaatioista </text:p>
        </text:list-item>
      </text:list>
      <text:p text:style-name="Text_20_body">Sovelluksen tausta toteutetaan PHP:lla, käyttäen hyväksi PostgreSQL-tietokantaaja se suoritetaan laitoksen users-palvelimella Apache-palvelimen alla. Sovelluksessa käytetään JavaScriptiä käyttäjän selaimessa, ja se toimii parhaiten uusimmilla selaimi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4T15:11:22.31</meta:creation-date>
    <meta:document-statistic meta:table-count="0" meta:image-count="0" meta:object-count="0" meta:page-count="3" meta:paragraph-count="22" meta:word-count="133" meta:character-count="1192"/>
    <dc:date>2015-03-14T15:47:44.76</dc:date>
    <meta:editing-duration>PT21M12S</meta:editing-duration>
    <meta:editing-cycles>1</meta:editing-cycles>
    <meta:generator>OpenOffice/4.1.1$Win32 OpenOffice.org_project/411m6$Build-9775</meta:generator>
  </office:meta>
</office:document-meta>
</file>